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4" style:family="paragraph">
      <style:paragraph-properties fo:break-before="page"/>
    </style:style>
    <style:style style:name="P2" style:parent-style-name="ListParagraph" style:list-style-name="LFO5" style:family="paragraph"/>
    <style:style style:name="P3" style:parent-style-name="ListParagraph" style:list-style-name="LFO5" style:family="paragraph"/>
    <style:style style:name="P4" style:parent-style-name="ListParagraph" style:list-style-name="LFO5" style:family="paragraph"/>
    <style:style style:name="P5" style:parent-style-name="ListParagraph" style:list-style-name="LFO5" style:family="paragraph"/>
    <style:style style:name="P6" style:parent-style-name="ListParagraph" style:list-style-name="LFO5" style:family="paragraph"/>
    <style:style style:name="P7" style:parent-style-name="ListParagraph" style:list-style-name="LFO6" style:family="paragraph"/>
    <style:style style:name="P8" style:parent-style-name="ListParagraph" style:list-style-name="LFO6" style:family="paragraph"/>
    <style:style style:name="P9" style:parent-style-name="ListParagraph" style:list-style-name="LFO6" style:family="paragraph"/>
    <style:style style:name="P10" style:parent-style-name="ListParagraph" style:list-style-name="LFO6" style:family="paragraph"/>
    <style:style style:name="P11" style:parent-style-name="ListParagraph" style:list-style-name="LFO6" style:family="paragraph"/>
    <style:style style:name="P12" style:parent-style-name="ListParagraph" style:list-style-name="LFO4" style:family="paragraph"/>
    <style:style style:name="P13" style:parent-style-name="ListParagraph" style:list-style-name="LFO7" style:family="paragraph"/>
    <style:style style:name="P14" style:parent-style-name="ListParagraph" style:list-style-name="LFO7" style:family="paragraph"/>
    <style:style style:name="P15" style:parent-style-name="ListParagraph" style:list-style-name="LFO7" style:family="paragraph"/>
    <style:style style:name="P16" style:parent-style-name="ListParagraph" style:list-style-name="LFO7" style:family="paragraph"/>
    <style:style style:name="P17" style:parent-style-name="ListParagraph" style:list-style-name="LFO7" style:family="paragraph"/>
    <style:style style:name="P18" style:parent-style-name="ListParagraph" style:list-style-name="LFO7" style:family="paragraph"/>
    <style:style style:name="P19" style:parent-style-name="ListParagraph" style:list-style-name="LFO8" style:family="paragraph"/>
    <style:style style:name="P20" style:parent-style-name="ListParagraph" style:list-style-name="LFO8" style:family="paragraph"/>
    <style:style style:name="P21" style:parent-style-name="ListParagraph" style:list-style-name="LFO8" style:family="paragraph"/>
    <style:style style:name="P22" style:parent-style-name="ListParagraph" style:list-style-name="LFO8" style:family="paragraph"/>
    <style:style style:name="P23" style:parent-style-name="ListParagraph" style:list-style-name="LFO8" style:family="paragraph"/>
    <style:style style:name="P24" style:parent-style-name="ListParagraph" style:list-style-name="LFO4" style:family="paragraph"/>
    <style:style style:name="P25" style:parent-style-name="ListParagraph" style:list-style-name="LFO9" style:family="paragraph"/>
    <style:style style:name="P26" style:parent-style-name="ListParagraph" style:list-style-name="LFO9" style:family="paragraph"/>
    <style:style style:name="P27" style:parent-style-name="ListParagraph" style:list-style-name="LFO9" style:family="paragraph"/>
    <style:style style:name="P28" style:parent-style-name="ListParagraph" style:list-style-name="LFO9" style:family="paragraph"/>
    <style:style style:name="P29" style:parent-style-name="ListParagraph" style:list-style-name="LFO9" style:family="paragraph"/>
    <style:style style:name="P30" style:parent-style-name="ListParagraph" style:list-style-name="LFO9" style:family="paragraph"/>
    <style:style style:name="P31" style:parent-style-name="ListParagraph" style:list-style-name="LFO10" style:family="paragraph"/>
    <style:style style:name="P32" style:parent-style-name="ListParagraph" style:list-style-name="LFO10" style:family="paragraph"/>
    <style:style style:name="P33" style:parent-style-name="ListParagraph" style:list-style-name="LFO10" style:family="paragraph"/>
    <style:style style:name="P34" style:parent-style-name="ListParagraph" style:list-style-name="LFO10" style:family="paragraph"/>
    <style:style style:name="P35" style:parent-style-name="ListParagraph" style:list-style-name="LFO10" style:family="paragraph"/>
  </office:automatic-styles>
  <office:body>
    <office:text text:use-soft-page-breaks="true">
      <text:list text:style-name="LFO4" text:continue-numbering="true">
        <text:list-item>
          <text:p text:style-name="P1">Junior Django Developer</text:p>
        </text:list-item>
      </text:list>
      <text:p text:style-name="ListParagraph">Требования:</text:p>
      <text:p text:style-name="ListParagraph"/>
      <text:list text:style-name="LFO5" text:continue-numbering="true">
        <text:list-item>
          <text:p text:style-name="P2">Знание Python и Django</text:p>
        </text:list-item>
        <text:list-item>
          <text:p text:style-name="P3">Опыт работы с HTML, CSS, JavaScript</text:p>
        </text:list-item>
        <text:list-item>
          <text:p text:style-name="P4">Понимание основ баз данных и SQL</text:p>
        </text:list-item>
        <text:list-item>
          <text:p text:style-name="P5">Знание Git и систем контроля версий</text:p>
        </text:list-item>
        <text:list-item>
          <text:p text:style-name="P6">Способность к обучению и желание развиваться</text:p>
        </text:list-item>
      </text:list>
      <text:p text:style-name="ListParagraph">Будет плюсом:</text:p>
      <text:p text:style-name="ListParagraph"/>
      <text:list text:style-name="LFO6" text:continue-numbering="true">
        <text:list-item>
          <text:p text:style-name="P7">Опыт работы с другими фреймворками (Flask, React)</text:p>
        </text:list-item>
        <text:list-item>
          <text:p text:style-name="P8">Знание AWS или других облачных сервисов</text:p>
        </text:list-item>
        <text:list-item>
          <text:p text:style-name="P9">Навыки работы в Agile/Scrum командах</text:p>
        </text:list-item>
        <text:list-item>
          <text:p text:style-name="P10">Опыт работы с RESTful API</text:p>
        </text:list-item>
        <text:list-item>
          <text:p text:style-name="P11">Понимание принципов DevOps и CI/CD</text:p>
        </text:list-item>
      </text:list>
      <text:list text:style-name="LFO4" text:continue-numbering="true">
        <text:list-item>
          <text:p text:style-name="P12">Middle Django Developer</text:p>
        </text:list-item>
      </text:list>
      <text:p text:style-name="ListParagraph">Требования:</text:p>
      <text:p text:style-name="ListParagraph"/>
      <text:list text:style-name="LFO7" text:continue-numbering="true">
        <text:list-item>
          <text:p text:style-name="P13">Уверенное знание Python и Django</text:p>
        </text:list-item>
        <text:list-item>
          <text:p text:style-name="P14">Опыт работы с базами данных (PostgreSQL, MySQL)</text:p>
        </text:list-item>
        <text:list-item>
          <text:p text:style-name="P15">Опыт создания и поддержки RESTful API</text:p>
        </text:list-item>
        <text:list-item>
          <text:p text:style-name="P16">Опыт работы с Docker и контейнеризацией</text:p>
        </text:list-item>
        <text:list-item>
          <text:p text:style-name="P17">Навыки тестирования (pytest, unittest)</text:p>
        </text:list-item>
        <text:list-item>
          <text:p text:style-name="P18">Опыт работы в командной среде, использование Git</text:p>
        </text:list-item>
      </text:list>
      <text:p text:style-name="ListParagraph">Будет плюсом:</text:p>
      <text:p text:style-name="ListParagraph"/>
      <text:list text:style-name="LFO8" text:continue-numbering="true">
        <text:list-item>
          <text:p text:style-name="P19">Опыт работы с JavaScript фреймворками (React, Angular)</text:p>
        </text:list-item>
        <text:list-item>
          <text:p text:style-name="P20">Знание систем очередей (Celery, RabbitMQ)</text:p>
        </text:list-item>
        <text:list-item>
          <text:p text:style-name="P21">Опыт работы с микросервисной архитектурой</text:p>
        </text:list-item>
        <text:list-item>
          <text:p text:style-name="P22">Знание GraphQL</text:p>
        </text:list-item>
        <text:list-item>
          <text:p text:style-name="P23">Понимание принципов безопасного кодирования</text:p>
        </text:list-item>
      </text:list>
      <text:list text:style-name="LFO4" text:continue-numbering="true">
        <text:list-item>
          <text:p text:style-name="P24">Senior Django Developer</text:p>
        </text:list-item>
      </text:list>
      <text:p text:style-name="ListParagraph">Требования:</text:p>
      <text:p text:style-name="ListParagraph"/>
      <text:list text:style-name="LFO9" text:continue-numbering="true">
        <text:list-item>
          <text:p text:style-name="P25">Глубокое знание Python и Django</text:p>
        </text:list-item>
        <text:list-item>
          <text:p text:style-name="P26">Большой опыт работы с реляционными базами данных</text:p>
        </text:list-item>
        <text:list-item>
          <text:p text:style-name="P27">Опыт проектирования архитектуры веб-приложений</text:p>
        </text:list-item>
        <text:list-item>
          <text:p text:style-name="P28">Опыт руководства командой разработчиков</text:p>
        </text:list-item>
        <text:list-item>
          <text:p text:style-name="P29">Умение писать тестируемый, поддерживаемый код</text:p>
        </text:list-item>
        <text:list-item>
          <text:p text:style-name="P30">Опыт работы с масштабируемыми системами</text:p>
        </text:list-item>
      </text:list>
      <text:p text:style-name="ListParagraph">Будет плюсом:</text:p>
      <text:p text:style-name="ListParagraph"/>
      <text:list text:style-name="LFO10" text:continue-numbering="true">
        <text:list-item>
          <text:p text:style-name="P31">Опыт работы с NoSQL базами данных</text:p>
        </text:list-item>
        <text:list-item>
          <text:p text:style-name="P32">Навыки в области DevOps (Kubernetes, Jenkins)</text:p>
        </text:list-item>
        <text:list-item>
          <text:p text:style-name="P33">Опыт работы с high-load системами</text:p>
        </text:list-item>
        <text:list-item>
          <text:p text:style-name="P34">Знание CI/CD инструментов</text:p>
        </text:list-item>
        <text:list-item>
          <text:p text:style-name="P35">Опыт работы с облачными провайдерами (AWS, GCP)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Богдан Карачаров</meta:initial-creator>
    <dc:creator>Богдан Карачаров</dc:creator>
    <meta:creation-date>2024-05-18T20:02:00Z</meta:creation-date>
    <dc:date>2024-05-18T20:02:00Z</dc:date>
    <meta:template xlink:href="Normal.dotm" xlink:type="simple"/>
    <meta:editing-cycles>6</meta:editing-cycles>
    <meta:editing-duration>PT240S</meta:editing-duration>
    <meta:document-statistic meta:page-count="1" meta:paragraph-count="2" meta:word-count="209" meta:character-count="1403" meta:row-count="9" meta:non-whitespace-character-count="1196"/>
  </office:meta>
</office:document-meta>
</file>